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fd9de" officeooo:paragraph-rsid="000fd9de"/>
    </style:style>
    <style:style style:name="P2" style:family="paragraph" style:parent-style-name="Standard">
      <style:text-properties officeooo:paragraph-rsid="000fd9de"/>
    </style:style>
    <style:style style:name="P3" style:family="paragraph" style:parent-style-name="Standard">
      <style:text-properties officeooo:paragraph-rsid="0020624c"/>
    </style:style>
    <style:style style:name="P4" style:family="paragraph" style:parent-style-name="Standard">
      <style:text-properties fo:color="#c9211e" loext:opacity="100%" officeooo:paragraph-rsid="0020624c"/>
    </style:style>
    <style:style style:name="P5" style:family="paragraph" style:parent-style-name="Standard">
      <style:text-properties fo:color="#c9211e" loext:opacity="100%"/>
    </style:style>
    <style:style style:name="T1" style:family="text">
      <style:text-properties officeooo:rsid="001bc9b5"/>
    </style:style>
    <style:style style:name="T2" style:family="text">
      <style:text-properties officeooo:rsid="00203fff"/>
    </style:style>
    <style:style style:name="T3" style:family="text">
      <style:text-properties officeooo:rsid="0020624c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206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 Identifizierer</text:p>
      <text:p text:style-name="P1">→ Name der für ein Wert Steht z.B. eine Variable.</text:p>
      <text:p text:style-name="P1"/>
      <text:p text:style-name="P2">--- <text:s/><text:span text:style-name="T3">Expression (Ausdruch) und Statement (Anweisung)</text:span></text:p>
      <text:p text:style-name="P2"/>
      <text:p text:style-name="P3">- <text:span text:style-name="T4">Expressions (Ausdrücke) ändern nicht den Zustand eines Programms. Statements (Anweisungen)</text:span></text:p>
      <text:p text:style-name="P4">ändern den Zustand eines Programms.</text:p>
      <text:p text:style-name="Standard"/>
      <text:p text:style-name="Standard">- <text:span text:style-name="T3">Expressions sind Literale und oder Variablen die für sich alleine stehen oder durch Operatorn miteinander verbunden werden.</text:span></text:p>
      <text:p text:style-name="Standard"><text:tab/>→ <text:span text:style-name="T3">Expressions (Ausdrücke) sind also Terme.</text:span></text:p>
      <text:p text:style-name="Standard"><text:tab/>→ <text:span text:style-name="T3">Expressions berechnen immer einen Wert.</text:span></text:p>
      <text:p text:style-name="Standard"/>
      <text:p text:style-name="Standard">- <text:span text:style-name="T1">Beispiel mit Expression und Statement</text:span></text:p>
      <text:p text:style-name="Standard"><text:tab/><text:span text:style-name="T1">int a = 54+22*5;</text:span></text:p>
      <text:p text:style-name="Standard"><text:tab/><text:tab/>→<text:span text:style-name="T1"> </text:span><text:span text:style-name="T2">Die rechte Seite ist eine Expression also ein Ausdruck, die gesamte Zeile ist</text:span></text:p>
      <text:p text:style-name="Standard"><text:tab/><text:tab/><text:tab/><text:span text:style-name="T2">ein Statement also eine Anweisung.</text:span></text:p>
      <text:p text:style-name="Standard"/>
      <text:p text:style-name="Standard">- <text:span text:style-name="T3">Besonderheit in Java Script.</text:span></text:p>
      <text:p text:style-name="Standard"><text:tab/></text:p>
      <text:p text:style-name="Standard">→ <text:span text:style-name="T3">function fn(){}</text:span></text:p>
      <text:p text:style-name="Standard"><text:tab/>→ <text:span text:style-name="T3">Ist ein Statement (der Zustand des Programms ändert sich).</text:span></text:p>
      <text:p text:style-name="Standard"><text:tab/><text:tab/>→ <text:span text:style-name="T3">Beim starten des Programms, wird die Funktionsdefinition in den </text:span></text:p>
      <text:p text:style-name="Standard"><text:tab/><text:tab/><text:tab/><text:span text:style-name="T3">Speicher geladen und ändert somit den Zustand des Programms.</text:span></text:p>
      <text:p text:style-name="Standard"><text:tab/><text:tab/><text:tab/>→ <text:span text:style-name="T5">Dateien werden in JS erst gescant. Dabei werden Variablen Deklarationen</text:span></text:p>
      <text:p text:style-name="P5"><text:tab/><text:tab/><text:tab/><text:tab/><text:span text:style-name="T3">und Funktionsdefinition in den Speichert geladen.</text:span></text:p>
      <text:p text:style-name="P5"><text:tab/><text:tab/><text:tab/><text:tab/><text:span text:style-name="T3">Erst danach wird die Datei bzw. das Script ausgeführt.</text:span></text:p>
      <text:p text:style-name="Standard"/>
      <text:p text:style-name="Standard">→ <text:span text:style-name="T3">const fn = function(){}</text:span></text:p>
      <text:p text:style-name="Standard"><text:tab/>→ <text:span text:style-name="T3">Ist eine Expression (der Zustand des Programms ändert sich nicht).</text:span></text:p>
      <text:p text:style-name="Standard"><text:tab/><text:tab/>→ <text:span text:style-name="T3">Beim starten des Programms, wird die Variable fn in den Speicher geladen, die</text:span></text:p>
      <text:p text:style-name="Standard"><text:tab/><text:tab/><text:tab/><text:span text:style-name="T3">Referenz der Funktion wird erst während der Ausführung in fn gespeichert,</text:span></text:p>
      <text:p text:style-name="Standard"><text:tab/><text:tab/><text:tab/><text:span text:style-name="T3">die Funktion existiert aber bereits, so dass der Zustand nicht geändert wird,</text:span></text:p>
      <text:p text:style-name="Standard"><text:tab/><text:tab/><text:tab/><text:span text:style-name="T3">wenn die Referenz in fn gespeichert wir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0:17:13.496428270</meta:creation-date>
    <meta:generator>LibreOffice/7.4.6.2$Linux_X86_64 LibreOffice_project/40$Build-2</meta:generator>
    <dc:date>2023-05-16T10:17:41.682829574</dc:date>
    <meta:editing-duration>PT1H46M45S</meta:editing-duration>
    <meta:editing-cycles>15</meta:editing-cycles>
    <meta:document-statistic meta:table-count="0" meta:image-count="0" meta:object-count="0" meta:page-count="1" meta:paragraph-count="27" meta:word-count="216" meta:character-count="1432" meta:non-whitespace-character-count="1202"/>
  </office:meta>
</office:document-meta>
</file>